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2.813cm"/>
    </style:style>
    <style:style style:name="co13" style:family="table-column">
      <style:table-column-properties fo:break-before="auto" style:column-width="2.84cm"/>
    </style:style>
    <style:style style:name="co14" style:family="table-column">
      <style:table-column-properties fo:break-before="auto" style:column-width="2.759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 </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 style:data-style-name="N2" text:time-value="10:45:20.495368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31T11:35:08.648559610</dc:date>
    <meta:editing-duration>PT6H17M52S</meta:editing-duration>
    <meta:editing-cycles>53</meta:editing-cycles>
    <meta:generator>LibreOffice/25.2.2.2$Linux_X86_64 LibreOffice_project/7370d4be9e3cf6031a51beef54ff3bda878e3fac</meta:generator>
    <meta:document-statistic meta:table-count="4" meta:cell-count="2147" meta:object-count="0"/>
  </office:meta>
</office:document-meta>
</file>